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8159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2">EXPERIMENT <text:s/>XVI</text:span></text:p>
      <text:p text:style-name="Standard"/>
      <text:p text:style-name="Standard"/>
      <text:p text:style-name="Standard"/>
      <text:p text:style-name="Standard"/>
      <text:p text:style-name="Standard"><text:s/>CIDR (Classless Inter-Domain Routing)</text:p>
      <text:p text:style-name="Standard"/>
      <text:p text:style-name="Standard">CIDR is used to allocate IP addresses more efficiently and replace the older classful network design.</text:p>
      <text:p text:style-name="Standard"/>
      <text:p text:style-name="Standard"><text:s text:c="4"/>Command to get CIDR notation for a subnet:</text:p>
      <text:p text:style-name="Standard"/>
      <text:p text:style-name="Standard">ipcalc &lt;IP_ADDRESS&gt;/&lt;NETMASK&gt;</text:p>
      <text:p text:style-name="Standard"/>
      <text:p text:style-name="Standard">Example:</text:p>
      <text:p text:style-name="Standard"/>
      <text:p text:style-name="Standard"><text:s text:c="4"/>ipcalc 192.168.1.0/24</text:p>
      <text:p text:style-name="Standard"/>
      <text:p text:style-name="Standard"><text:s text:c="4"/>Explanation: This command gives you detailed information about the IP range, including the network address, broadcast address, and subnet mask in both CIDR and standard notation.</text:p>
      <text:p text:style-name="Standard"/>
      <text:p text:style-name="Standard">2. Subnet Mask</text:p>
      <text:p text:style-name="Standard"/>
      <text:p text:style-name="Standard">A subnet mask defines which part of an IP address refers to the network and which part refers to the host.</text:p>
      <text:p text:style-name="Standard"/>
      <text:p text:style-name="Standard"><text:s text:c="4"/>Command to view the subnet mask of a network interface:</text:p>
      <text:p text:style-name="Standard"/>
      <text:p text:style-name="Standard">ifconfig &lt;interface&gt;</text:p>
      <text:p text:style-name="Standard"/>
      <text:p text:style-name="Standard">Example:</text:p>
      <text:p text:style-name="Standard"/>
      <text:p text:style-name="Standard"><text:s text:c="4"/>ifconfig eth0</text:p>
      <text:p text:style-name="Standard"/>
      <text:p text:style-name="Standard"><text:s text:c="4"/>Explanation: This command shows the details of the eth0 interface, including the IP address and subnet mask. For example, it might show something like inet 192.168.1.10 netmask 255.255.255.0.</text:p>
      <text:p text:style-name="Standard"/>
      <text:p text:style-name="Standard">3. Iptables</text:p>
      <text:p text:style-name="Standard"/>
      <text:p text:style-name="Standard">iptables is used to configure the Linux kernel firewall, which controls network traffic.</text:p>
      <text:p text:style-name="Standard"/>
      <text:p text:style-name="Standard"><text:s text:c="4"/>Basic command to list current iptables rules:</text:p>
      <text:p text:style-name="Standard"/>
      <text:p text:style-name="Standard">sudo iptables -L</text:p>
      <text:p text:style-name="Standard"/>
      <text:p text:style-name="Standard">Explanation: This will list the current rules in the firewall. You can add specific rules to allow or block traffic based on the source/destination IP, port, etc.</text:p>
      <text:p text:style-name="Standard"/>
      <text:p text:style-name="Standard">Example to allow incoming HTTP (port 80) traffic:</text:p>
      <text:p text:style-name="Standard"/>
      <text:p text:style-name="Standard"><text:soft-page-break/><text:s text:c="4"/>sudo iptables -A INPUT -p tcp --dport 80 -j ACCEPT</text:p>
      <text:p text:style-name="Standard"/>
      <text:p text:style-name="Standard"><text:s text:c="4"/>Explanation: This rule allows incoming traffic on TCP port 80 (HTTP).</text:p>
      <text:p text:style-name="Standard"/>
      <text:p text:style-name="Standard">4. MTR (My Traceroute)</text:p>
      <text:p text:style-name="Standard"/>
      <text:p text:style-name="Standard">MTR is a tool that combines the functionality of traceroute and ping to diagnose network routing and performance.</text:p>
      <text:p text:style-name="Standard"/>
      <text:p text:style-name="Standard"><text:s text:c="4"/>Command to run MTR:</text:p>
      <text:p text:style-name="Standard"/>
      <text:p text:style-name="Standard">mtr &lt;destination&gt;</text:p>
      <text:p text:style-name="Standard"/>
      <text:p text:style-name="Standard">Example:</text:p>
      <text:p text:style-name="Standard"/>
      <text:p text:style-name="Standard"><text:s text:c="4"/>mtr google.com</text:p>
      <text:p text:style-name="Standard"/>
      <text:p text:style-name="Standard"><text:s text:c="4"/>Explanation: This command shows you the route your packets take to reach google.com, along with the round-trip times for each hop. It helps diagnose network issues like high latency or packet loss.</text:p>
      <text:p text:style-name="Standard"/>
      <text:p text:style-name="Standard"/>
      <text:p text:style-name="Standard">5.SCP</text:p>
      <text:p text:style-name="Standard"/>
      <text:p text:style-name="Standard">The scp (secure copy) command in bash is used to securely transfer files between a local host and a remote host or between two remote hosts over SSH. It's a powerful and convenient command-line tool for file transfers.</text:p>
      <text:p text:style-name="Standard"/>
      <text:p text:style-name="Standard">scp [options] source_file [user@]host:destination_path</text:p>
      <text:p text:style-name="Standard"/>
      <text:p text:style-name="Standard">source_file: The path of the file or directory you want to copy.</text:p>
      <text:p text:style-name="Standard"/>
      <text:p text:style-name="Standard">[user@]host: The remote host (and optionally, the username) to which you're connecting.</text:p>
      <text:p text:style-name="Standard"/>
      <text:p text:style-name="Standard">destination_path: The destination path where the file should be copied.</text:p>
      <text:p text:style-name="Standard"/>
      <text:p text:style-name="Standard">-Copy a file from the local machine to a remote machine:</text:p>
      <text:p text:style-name="Standard">scp myfile.txt user@remotehost:/path/to/destination/</text:p>
      <text:p text:style-name="Standard"/>
      <text:p text:style-name="Standard"/>
      <text:p text:style-name="Standard">6. hostname</text:p>
      <text:p text:style-name="Standard"/>
      <text:p text:style-name="Standard">The hostname command is used to display or set the system's hostname.</text:p>
      <text:p text:style-name="Standard"/>
      <text:p text:style-name="Standard"><text:s text:c="4"/>Command to display the current hostname:</text:p>
      <text:p text:style-name="Standard"/>
      <text:p text:style-name="Standard">hostname</text:p>
      <text:p text:style-name="Standard"/>
      <text:p text:style-name="Standard">Command to set a new hostname:</text:p>
      <text:p text:style-name="Standard"/>
      <text:p text:style-name="Standard"><text:soft-page-break/>sudo hostname &lt;new_hostname&gt;</text:p>
      <text:p text:style-name="Standard"/>
      <text:p text:style-name="Standard">Example:</text:p>
      <text:p text:style-name="Standard"/>
      <text:p text:style-name="Standard"><text:s text:c="4"/>sudo hostname new-server</text:p>
      <text:p text:style-name="Standard"/>
      <text:p text:style-name="Standard"><text:s text:c="4"/>Explanation: This will change the system’s hostname to new-server. You might also need to edit /etc/hostname for persistence across reboots.</text:p>
      <text:p text:style-name="Standard"/>
      <text:p text:style-name="Standard">7. Setting Up a Firewall for LAN</text:p>
      <text:p text:style-name="Standard"/>
      <text:p text:style-name="Standard">To set up a firewall for a LAN, you typically use iptables to filter traffic. Below is a basic example of allowing traffic within the local network and blocking external traffic.</text:p>
      <text:p text:style-name="Standard"/>
      <text:p text:style-name="Standard"><text:s text:c="4"/>Example of setting up a firewall:</text:p>
      <text:p text:style-name="Standard"/>
      <text:p text:style-name="Standard">sudo iptables -A INPUT -i eth0 -s 192.168.1.0/24 -j ACCEPT <text:s text:c="2"/># Allow LAN traffic</text:p>
      <text:p text:style-name="Standard">sudo iptables -A INPUT -i eth0 -j DROP <text:s text:c="23"/># Block all other traffic</text:p>
      <text:p text:style-name="Standard"/>
      <text:p text:style-name="Standard">Explanation:</text:p>
      <text:p text:style-name="Standard"/>
      <text:p text:style-name="Standard"><text:s text:c="4"/>The first rule allows all incoming traffic from the 192.168.1.0/24 network (LAN).</text:p>
      <text:p text:style-name="Standard"/>
      <text:p text:style-name="Standard"><text:s text:c="4"/>The second rule blocks all other incoming traffic.</text:p>
      <text:p text:style-name="Standard"/>
      <text:p text:style-name="Standard">Command to save iptables rules:</text:p>
      <text:p text:style-name="Standard"/>
      <text:p text:style-name="Standard"><text:s text:c="4"/>sudo iptables-save &gt; /etc/iptables/rules.v4</text:p>
      <text:p text:style-name="Standard"/>
      <text:p text:style-name="Standard"><text:s text:c="4"/>Explanation: This saves the current iptables rules to a file, ensuring they persist after reboot.</text:p>
      <text:p text:style-name="Standard"/>
      <text:p text:style-name="Standard">8. net view</text:p>
      <text:p text:style-name="Standard"/>
      <text:p text:style-name="Standard">net view is typically used in Windows to list the machines in the network. For Linux, the equivalent command is nmap.</text:p>
      <text:p text:style-name="Standard"/>
      <text:p text:style-name="Standard"><text:s text:c="4"/>Command to view devices in the LAN (with nmap):</text:p>
      <text:p text:style-name="Standard"/>
      <text:p text:style-name="Standard">sudo nmap -sP 192.168.1.0/24</text:p>
      <text:p text:style-name="Standard"/>
      <text:p text:style-name="Standard">Explanation: This will perform a "ping scan" on the network 192.168.1.0/24 to identify active hosts. The -sP option makes nmap only check for active devices without scanning por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3T13:35:47.414420075</meta:creation-date>
    <dc:date>2025-04-03T13:41:42.385089116</dc:date>
    <meta:editing-duration>PT5M55S</meta:editing-duration>
    <meta:editing-cycles>1</meta:editing-cycles>
    <meta:document-statistic meta:table-count="0" meta:image-count="0" meta:object-count="0" meta:page-count="3" meta:paragraph-count="63" meta:word-count="599" meta:character-count="3881" meta:non-whitespace-character-count="3229"/>
    <meta:generator>LibreOffice/6.4.7.2$Linux_X86_64 LibreOffice_project/40$Build-2</meta:generator>
  </office:meta>
</office:document-meta>
</file>